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ntarell" svg:font-family="Cantarel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Cantarell" fo:font-weight="bold" style:font-weight-asian="bold" fo:color="#000000" fo:font-size="24pt" style:font-size-asian="24pt"/>
    </style:style>
    <style:style style:name="P3" style:parent-style-name="Standard" style:family="paragraph">
      <style:text-properties style:font-name="Cantarell" fo:color="#000000" fo:font-size="10.5pt" style:font-size-asian="10.5pt"/>
    </style:style>
    <style:style style:name="P4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5" style:parent-style-name="Standard" style:family="paragraph">
      <style:text-properties style:font-name="Cantarell" fo:color="#5B9BD5" fo:font-size="10.5pt" style:font-size-asian="10.5pt"/>
    </style:style>
    <style:style style:name="P6" style:parent-style-name="Standard" style:family="paragraph">
      <style:text-properties style:font-name="Cantarell" fo:color="#5B9BD5" fo:font-size="10.5pt" style:font-size-asian="10.5pt"/>
    </style:style>
    <style:style style:name="P7" style:parent-style-name="Standard" style:family="paragraph">
      <style:text-properties style:font-name="Cantarell" fo:color="#000000" fo:font-size="10.5pt" style:font-size-asian="10.5pt"/>
    </style:style>
    <style:style style:name="P8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9" style:parent-style-name="Standard" style:family="paragraph">
      <style:text-properties style:font-name="Cantarell" fo:color="#000000" fo:font-size="10.5pt" style:font-size-asian="10.5pt"/>
    </style:style>
    <style:style style:name="T10" style:parent-style-name="Fuentedepárrafopredeter." style:family="text">
      <style:text-properties style:font-name="Cantarell" fo:color="#5B9BD5" fo:font-size="10.5pt" style:font-size-asian="10.5pt"/>
    </style:style>
    <style:style style:name="P11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2" style:parent-style-name="Standard" style:family="paragraph">
      <style:text-properties style:font-name="Cantarell" fo:color="#5B9BD5" fo:font-size="10.5pt" style:font-size-asian="10.5pt"/>
    </style:style>
    <style:style style:name="P13" style:parent-style-name="Standard" style:family="paragraph">
      <style:text-properties style:font-name="Cantarell" fo:color="#5B9BD5" fo:font-size="10.5pt" style:font-size-asian="10.5pt"/>
    </style:style>
    <style:style style:name="T14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15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16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17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18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19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20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21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22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23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24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25" style:parent-style-name="Fuentedepárrafopredeter." style:family="text">
      <style:text-properties style:font-name="Cantarell" fo:font-weight="bold" style:font-weight-asian="bold" fo:color="#5B9BD5" fo:font-size="10.5pt" style:font-size-asian="10.5pt"/>
    </style:style>
    <style:style style:name="T26" style:parent-style-name="Fuentedepárrafopredeter." style:family="text">
      <style:text-properties style:font-name="Cantarell" fo:font-weight="bold" style:font-weight-asian="bold" fo:color="#7030A0" fo:font-size="10.5pt" style:font-size-asian="10.5pt"/>
    </style:style>
    <style:style style:name="T27" style:parent-style-name="Fuentedepárrafopredeter." style:family="text">
      <style:text-properties style:font-name="Cantarell" fo:font-weight="bold" style:font-weight-asian="bold" fo:color="#70AD47" fo:font-size="10.5pt" style:font-size-asian="10.5pt"/>
    </style:style>
    <style:style style:name="P28" style:parent-style-name="Standard" style:family="paragraph">
      <style:text-properties style:font-name="Cantarell" fo:font-weight="bold" style:font-weight-asian="bold" fo:color="#5B9BD5" fo:font-size="10.5pt" style:font-size-asian="10.5pt"/>
    </style:style>
    <style:style style:name="P29" style:parent-style-name="Standard" style:family="paragraph">
      <style:text-properties style:font-name="Cantarell" fo:font-weight="bold" style:font-weight-asian="bold" fo:color="#5B9BD5" fo:font-size="10.5pt" style:font-size-asian="10.5pt"/>
    </style:style>
    <style:style style:name="P30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T31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32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33" style:parent-style-name="Fuentedepárrafopredeter." style:family="text">
      <style:text-properties style:font-name="Cantarell" fo:color="#000000" fo:font-size="10.5pt" style:font-size-asian="10.5pt"/>
    </style:style>
    <style:style style:name="T34" style:parent-style-name="Fuentedepárrafopredeter." style:family="text">
      <style:text-properties style:font-name="Cantarell" fo:color="#5B9BD5" fo:font-size="10.5pt" style:font-size-asian="10.5pt"/>
    </style:style>
    <style:style style:name="P35" style:parent-style-name="Standard" style:family="paragraph">
      <style:text-properties style:font-name="Cantarell" fo:color="#000000" fo:font-size="10.5pt" style:font-size-asian="10.5pt"/>
    </style:style>
    <style:style style:name="T36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37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38" style:parent-style-name="Fuentedepárrafopredeter." style:family="text">
      <style:text-properties style:font-name="Cantarell" fo:color="#5B9BD5" fo:font-size="10.5pt" style:font-size-asian="10.5pt"/>
    </style:style>
    <style:style style:name="P39" style:parent-style-name="Standard" style:family="paragraph">
      <style:text-properties style:font-name="Cantarell" fo:color="#000000" fo:font-size="10.5pt" style:font-size-asian="10.5pt"/>
    </style:style>
    <style:style style:name="T40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41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42" style:parent-style-name="Fuentedepárrafopredeter." style:family="text">
      <style:text-properties style:font-name="Cantarell" fo:color="#000000" fo:font-size="10.5pt" style:font-size-asian="10.5pt"/>
    </style:style>
    <style:style style:name="P43" style:parent-style-name="Standard" style:family="paragraph">
      <style:text-properties style:font-name="Cantarell" fo:color="#000000" fo:font-size="10.5pt" style:font-size-asian="10.5pt"/>
    </style:style>
    <style:style style:name="T44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45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46" style:parent-style-name="Fuentedepárrafopredeter." style:family="text">
      <style:text-properties style:font-name="Cantarell" fo:color="#000000" fo:font-size="10.5pt" style:font-size-asian="10.5pt"/>
    </style:style>
    <style:style style:name="T47" style:parent-style-name="Fuentedepárrafopredeter." style:family="text">
      <style:text-properties style:font-name="Cantarell" fo:color="#5B9BD5" fo:font-size="10.5pt" style:font-size-asian="10.5pt"/>
    </style:style>
    <style:style style:name="T48" style:parent-style-name="Fuentedepárrafopredeter." style:family="text">
      <style:text-properties style:font-name="Cantarell" fo:color="#000000" fo:font-size="10.5pt" style:font-size-asian="10.5pt"/>
    </style:style>
    <style:style style:name="P49" style:parent-style-name="Standard" style:family="paragraph">
      <style:text-properties style:font-name="Cantarell" fo:color="#000000" fo:font-size="10.5pt" style:font-size-asian="10.5pt"/>
    </style:style>
    <style:style style:name="T50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51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52" style:parent-style-name="Fuentedepárrafopredeter." style:family="text">
      <style:text-properties style:font-name="Cantarell" fo:color="#000000" fo:font-size="10.5pt" style:font-size-asian="10.5pt"/>
    </style:style>
    <style:style style:name="T53" style:parent-style-name="Fuentedepárrafopredeter." style:family="text">
      <style:text-properties style:font-name="Cantarell" fo:color="#5B9BD5" fo:font-size="10.5pt" style:font-size-asian="10.5pt"/>
    </style:style>
    <style:style style:name="T54" style:parent-style-name="Fuentedepárrafopredeter." style:family="text">
      <style:text-properties style:font-name="Cantarell" fo:color="#5B9BD5" fo:font-size="10.5pt" style:font-size-asian="10.5pt"/>
    </style:style>
    <style:style style:name="P55" style:parent-style-name="Standard" style:family="paragraph">
      <style:text-properties style:font-name="Cantarell" fo:font-weight="bold" style:font-weight-asian="bold" fo:font-style="italic" style:font-style-asian="italic" fo:color="#44546A" fo:font-size="10.5pt" style:font-size-asian="10.5pt"/>
    </style:style>
    <style:style style:name="T56" style:parent-style-name="Fuentedepárrafopredeter." style:family="text">
      <style:text-properties style:font-name="Cantarell" fo:font-weight="bold" style:font-weight-asian="bold" fo:font-style="italic" style:font-style-asian="italic" fo:color="#FFFFFF" fo:font-size="10.5pt" style:font-size-asian="10.5pt"/>
    </style:style>
    <style:style style:name="T57" style:parent-style-name="Fuentedepárrafopredeter." style:family="text">
      <style:text-properties style:font-name="Cantarell" fo:font-weight="bold" style:font-weight-asian="bold" fo:font-style="italic" style:font-style-asian="italic" fo:color="#44546A" fo:font-size="10.5pt" style:font-size-asian="10.5pt"/>
    </style:style>
    <style:style style:name="T58" style:parent-style-name="Fuentedepárrafopredeter." style:family="text">
      <style:text-properties style:font-name="Cantarell" fo:font-weight="bold" style:font-weight-asian="bold" fo:font-style="italic" style:font-style-asian="italic" fo:color="#FFFFFF" fo:font-size="10.5pt" style:font-size-asian="10.5pt"/>
    </style:style>
    <style:style style:name="T59" style:parent-style-name="Fuentedepárrafopredeter." style:family="text">
      <style:text-properties style:font-name="Cantarell" fo:font-weight="bold" style:font-weight-asian="bold" fo:font-style="italic" style:font-style-asian="italic" fo:color="#44546A" fo:font-size="10.5pt" style:font-size-asian="10.5pt"/>
    </style:style>
    <style:style style:name="T60" style:parent-style-name="Fuentedepárrafopredeter." style:family="text">
      <style:text-properties style:font-name="Cantarell" fo:font-weight="bold" style:font-weight-asian="bold" fo:font-style="italic" style:font-style-asian="italic" fo:color="#FFFFFF" fo:font-size="10.5pt" style:font-size-asian="10.5pt"/>
    </style:style>
    <style:style style:name="T61" style:parent-style-name="Fuentedepárrafopredeter." style:family="text">
      <style:text-properties style:font-name="Cantarell" fo:font-weight="bold" style:font-weight-asian="bold" fo:font-style="italic" style:font-style-asian="italic" fo:color="#44546A" fo:font-size="10.5pt" style:font-size-asian="10.5pt"/>
    </style:style>
    <style:style style:name="T62" style:parent-style-name="Fuentedepárrafopredeter." style:family="text">
      <style:text-properties style:font-name="Cantarell" fo:font-weight="bold" style:font-weight-asian="bold" fo:font-style="italic" style:font-style-asian="italic" fo:color="#FFFFFF" fo:font-size="10.5pt" style:font-size-asian="10.5pt"/>
    </style:style>
    <style:style style:name="T63" style:parent-style-name="Fuentedepárrafopredeter." style:family="text">
      <style:text-properties style:font-name="Cantarell" fo:font-weight="bold" style:font-weight-asian="bold" fo:font-style="italic" style:font-style-asian="italic" fo:color="#44546A" fo:font-size="10.5pt" style:font-size-asian="10.5pt"/>
    </style:style>
    <style:style style:name="P64" style:parent-style-name="Standard" style:family="paragraph">
      <style:text-properties style:font-name="Cantarell" fo:color="#000000" fo:font-size="10.5pt" style:font-size-asian="10.5pt"/>
    </style:style>
    <style:style style:name="T65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66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67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68" style:parent-style-name="Fuentedepárrafopredeter." style:family="text">
      <style:text-properties style:font-name="Cantarell" fo:color="#5B9BD5" fo:font-size="10.5pt" style:font-size-asian="10.5pt"/>
    </style:style>
    <style:style style:name="P69" style:parent-style-name="Standard" style:family="paragraph">
      <style:text-properties style:font-name="Cantarell" fo:color="#5B9BD5" fo:font-size="10.5pt" style:font-size-asian="10.5pt"/>
    </style:style>
    <style:style style:name="T70" style:parent-style-name="Fuentedepárrafopredeter." style:family="text">
      <style:text-properties style:font-name="Cantarell" fo:color="#5B9BD5" fo:font-size="10.5pt" style:font-size-asian="10.5pt"/>
    </style:style>
    <style:style style:name="P71" style:parent-style-name="Standard" style:family="paragraph">
      <style:text-properties style:font-name="Cantarell" fo:color="#000000" fo:font-size="10.5pt" style:font-size-asian="10.5pt"/>
    </style:style>
    <style:style style:name="T72" style:parent-style-name="Fuentedepárrafopredeter." style:family="text">
      <style:text-properties style:font-name="Cantarell" fo:color="#5B9BD5" fo:font-size="10.5pt" style:font-size-asian="10.5pt"/>
    </style:style>
    <style:style style:name="T73" style:parent-style-name="Fuentedepárrafopredeter." style:family="text">
      <style:text-properties style:font-name="Cantarell" fo:color="#FF0000" fo:font-size="10.5pt" style:font-size-asian="10.5pt"/>
    </style:style>
    <style:style style:name="T74" style:parent-style-name="Fuentedepárrafopredeter." style:family="text">
      <style:text-properties style:font-name="Cantarell" fo:color="#000000" fo:font-size="10.5pt" style:font-size-asian="10.5pt"/>
    </style:style>
    <style:style style:name="T75" style:parent-style-name="Fuentedepárrafopredeter." style:family="text">
      <style:text-properties style:font-name="Cantarell" fo:color="#FF0000" fo:font-size="10.5pt" style:font-size-asian="10.5pt"/>
    </style:style>
    <style:style style:name="T76" style:parent-style-name="Fuentedepárrafopredeter." style:family="text">
      <style:text-properties style:font-name="Cantarell" fo:color="#5B9BD5" fo:font-size="10.5pt" style:font-size-asian="10.5pt"/>
    </style:style>
    <style:style style:name="P77" style:parent-style-name="Standard" style:family="paragraph">
      <style:text-properties style:font-name="Cantarell" fo:color="#000000" fo:font-size="10.5pt" style:font-size-asian="10.5pt"/>
    </style:style>
    <style:style style:name="T78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79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80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81" style:parent-style-name="Fuentedepárrafopredeter." style:family="text">
      <style:text-properties style:font-name="Cantarell" fo:color="#5B9BD5" fo:font-size="10.5pt" style:font-size-asian="10.5pt"/>
    </style:style>
    <style:style style:name="T82" style:parent-style-name="Fuentedepárrafopredeter." style:family="text">
      <style:text-properties style:font-name="Cantarell" fo:color="#5B9BD5" fo:font-size="10.5pt" style:font-size-asian="10.5pt"/>
    </style:style>
    <style:style style:name="P83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84" style:parent-style-name="Standard" style:family="paragraph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Cantarell" fo:color="#000000" fo:font-size="10.5pt" style:font-size-asian="10.5pt"/>
    </style:style>
    <style:style style:name="P86" style:parent-style-name="Standard" style:family="paragraph">
      <style:text-properties style:font-name="Cantarell" fo:color="#000000" fo:font-size="10.5pt" style:font-size-asian="10.5pt"/>
    </style:style>
    <style:style style:name="P87" style:parent-style-name="Standard" style:family="paragraph">
      <style:text-properties style:font-name="Cantarell" fo:color="#000000" fo:font-size="10.5pt" style:font-size-asian="10.5pt"/>
    </style:style>
    <style:style style:name="P88" style:parent-style-name="Standard" style:family="paragraph">
      <style:text-properties style:font-name="Cantarell" fo:color="#000000" fo:font-size="10.5pt" style:font-size-asian="10.5pt"/>
    </style:style>
    <style:style style:name="P89" style:parent-style-name="Standard" style:family="paragraph">
      <style:text-properties style:font-name="Cantarell" fo:color="#000000" fo:font-size="10.5pt" style:font-size-asian="10.5pt"/>
    </style:style>
    <style:style style:name="P90" style:parent-style-name="Standard" style:family="paragraph">
      <style:text-properties style:font-name="Cantarell" fo:color="#000000" fo:font-size="10.5pt" style:font-size-asian="10.5pt"/>
    </style:style>
    <style:style style:name="P91" style:parent-style-name="Standard" style:family="paragraph">
      <style:text-properties style:font-name="Cantarell" fo:color="#000000" fo:font-size="10.5pt" style:font-size-asian="10.5pt"/>
    </style:style>
    <style:style style:name="P92" style:parent-style-name="Standard" style:family="paragraph">
      <style:text-properties style:font-name="Cantarell" fo:color="#000000" fo:font-size="10.5pt" style:font-size-asian="10.5pt"/>
    </style:style>
    <style:style style:name="P93" style:parent-style-name="Standard" style:family="paragraph">
      <style:text-properties style:font-name="Cantarell" fo:color="#000000" fo:font-size="10.5pt" style:font-size-asian="10.5pt"/>
    </style:style>
    <style:style style:name="P94" style:parent-style-name="Standard" style:family="paragraph">
      <style:text-properties style:font-name="Cantarell" fo:color="#000000" fo:font-size="10.5pt" style:font-size-asian="10.5pt"/>
    </style:style>
    <style:style style:name="T95" style:parent-style-name="Fuentedepárrafopredeter." style:family="text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Cantarell" fo:color="#000000" fo:font-size="10.5pt" style:font-size-asian="10.5pt"/>
    </style:style>
    <style:style style:name="P98" style:parent-style-name="Standard" style:family="paragraph">
      <style:text-properties style:font-name="Cantarell" fo:color="#000000" fo:font-size="10.5pt" style:font-size-asian="10.5pt"/>
    </style:style>
    <style:style style:name="T99" style:parent-style-name="Fuentedepárrafopredeter." style:family="text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Cantarell" fo:color="#000000" fo:font-size="10.5pt" style:font-size-asian="10.5pt"/>
    </style:style>
    <style:style style:name="P101" style:parent-style-name="Standard" style:family="paragraph">
      <style:text-properties style:font-name="Cantarell" fo:color="#000000" fo:font-size="10.5pt" style:font-size-asian="10.5pt"/>
    </style:style>
    <style:style style:name="P102" style:parent-style-name="Standard" style:family="paragraph">
      <style:paragraph-properties fo:margin-left="0.9847in">
        <style:tab-stops/>
      </style:paragraph-properties>
    </style:style>
    <style:style style:name="T103" style:parent-style-name="Fuentedepárrafopredeter." style:family="text">
      <style:text-properties style:font-name="Cantarell" fo:color="#000000" fo:font-size="10.5pt" style:font-size-asian="10.5pt" fo:language="en" fo:country="US"/>
    </style:style>
    <style:style style:name="T104" style:parent-style-name="Fuentedepárrafopredeter." style:family="text">
      <style:text-properties style:font-name="Cantarell" fo:color="#000000" fo:font-size="10.5pt" style:font-size-asian="10.5pt" fo:language="en" fo:country="US"/>
    </style:style>
    <style:style style:name="T105" style:parent-style-name="Fuentedepárrafopredeter." style:family="text">
      <style:text-properties style:font-name="Cantarell" fo:color="#000000" fo:font-size="10.5pt" style:font-size-asian="10.5pt" fo:language="en" fo:country="US"/>
    </style:style>
    <style:style style:name="P106" style:parent-style-name="Standard" style:family="paragraph">
      <style:text-properties fo:language="en" fo:country="US"/>
    </style:style>
    <style:style style:name="T107" style:parent-style-name="Fuentedepárrafopredeter." style:family="text">
      <style:text-properties style:font-name="Cantarell" fo:color="#000000" fo:font-size="10.5pt" style:font-size-asian="10.5pt"/>
    </style:style>
    <style:style style:name="T108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P109" style:parent-style-name="Standard" style:family="paragraph">
      <style:text-properties style:font-name="Cantarell" fo:color="#000000" fo:font-size="10.5pt" style:font-size-asian="10.5pt"/>
    </style:style>
    <style:style style:name="T110" style:parent-style-name="Fuentedepárrafopredeter." style:family="text">
      <style:text-properties style:font-name="Cantarell" fo:color="#000000" fo:font-size="10.5pt" style:font-size-asian="10.5pt"/>
    </style:style>
    <style:style style:name="T111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112" style:parent-style-name="Fuentedepárrafopredeter." style:family="text">
      <style:text-properties style:font-name="Cantarell" fo:color="#000000" fo:font-size="10.5pt" style:font-size-asian="10.5pt"/>
    </style:style>
    <style:style style:name="P113" style:parent-style-name="Standard" style:family="paragraph">
      <style:text-properties style:font-name="Cantarell" fo:color="#000000" fo:font-size="10.5pt" style:font-size-asian="10.5pt"/>
    </style:style>
    <style:style style:name="T114" style:parent-style-name="Fuentedepárrafopredeter." style:family="text">
      <style:text-properties fo:color="#000000"/>
    </style:style>
    <style:style style:name="T115" style:parent-style-name="Fuentedepárrafopredeter." style:family="text">
      <style:text-properties style:font-name="Cantarell" fo:color="#000000" fo:font-size="10.5pt" style:font-size-asian="10.5pt"/>
    </style:style>
    <style:style style:name="T116" style:parent-style-name="Fuentedepárrafopredeter." style:family="text">
      <style:text-properties style:font-name="Cantarell" fo:font-weight="bold" style:font-weight-asian="bold" fo:font-style="italic" style:font-style-asian="italic" fo:color="#000000" fo:font-size="10.5pt" style:font-size-asian="10.5pt"/>
    </style:style>
    <style:style style:name="T117" style:parent-style-name="Fuentedepárrafopredeter." style:family="text">
      <style:text-properties style:font-name="Cantarell" fo:color="#000000" fo:font-size="10.5pt" style:font-size-asian="10.5pt"/>
    </style:style>
    <style:style style:name="T118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119" style:parent-style-name="Fuentedepárrafopredeter." style:family="text">
      <style:text-properties style:font-name="Cantarell" fo:color="#000000" fo:font-size="10.5pt" style:font-size-asian="10.5pt"/>
    </style:style>
    <style:style style:name="T120" style:parent-style-name="Fuentedepárrafopredeter." style:family="text">
      <style:text-properties fo:color="#000000"/>
    </style:style>
    <style:style style:name="T121" style:parent-style-name="Fuentedepárrafopredeter." style:family="text">
      <style:text-properties style:font-name="Cantarell" fo:color="#000000" fo:font-size="10.5pt" style:font-size-asian="10.5pt"/>
    </style:style>
    <style:style style:name="T122" style:parent-style-name="Fuentedepárrafopredeter." style:family="text">
      <style:text-properties style:font-name="Cantarell" fo:color="#000000" fo:font-size="10.5pt" style:font-size-asian="10.5pt"/>
    </style:style>
    <style:style style:name="P123" style:parent-style-name="Standard" style:family="paragraph">
      <style:text-properties style:font-name="Cantarell" fo:color="#000000" fo:font-size="10.5pt" style:font-size-asian="10.5pt"/>
    </style:style>
    <style:style style:name="P124" style:parent-style-name="Standard" style:family="paragraph">
      <style:text-properties style:font-name="Cantarell" fo:color="#000000" fo:font-size="10.5pt" style:font-size-asian="10.5pt"/>
    </style:style>
    <style:style style:name="T125" style:parent-style-name="Fuentedepárrafopredeter." style:family="text">
      <style:text-properties style:font-name="Cantarell" fo:color="#000000" fo:font-size="10.5pt" style:font-size-asian="10.5pt"/>
    </style:style>
    <style:style style:name="T126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P127" style:parent-style-name="Standard" style:family="paragraph">
      <style:text-properties style:font-name="Cantarell" fo:color="#000000" fo:font-size="10.5pt" style:font-size-asian="10.5pt"/>
    </style:style>
    <style:style style:name="P128" style:parent-style-name="Standard" style:family="paragraph">
      <style:text-properties style:font-name="Cantarell" fo:color="#000000" fo:font-size="10.5pt" style:font-size-asian="10.5pt"/>
    </style:style>
    <style:style style:name="T129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P130" style:parent-style-name="Standard" style:family="paragraph">
      <style:text-properties style:font-name="Cantarell" fo:color="#000000" fo:font-size="10.5pt" style:font-size-asian="10.5pt"/>
    </style:style>
    <style:style style:name="P131" style:parent-style-name="Standard" style:family="paragraph">
      <style:text-properties style:font-name="Cantarell" fo:color="#000000" fo:font-size="10.5pt" style:font-size-asian="10.5pt"/>
    </style:style>
    <style:style style:name="P132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33" style:parent-style-name="Standard" style:family="paragraph">
      <style:text-properties style:font-name="Cantarell" fo:color="#000000" fo:font-size="10.5pt" style:font-size-asian="10.5pt"/>
    </style:style>
    <style:style style:name="P134" style:parent-style-name="Standard" style:family="paragraph">
      <style:text-properties style:font-name="Cantarell" fo:color="#000000" fo:font-size="10.5pt" style:font-size-asian="10.5pt"/>
    </style:style>
    <style:style style:name="P135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36" style:parent-style-name="Standard" style:family="paragraph">
      <style:text-properties style:font-name="Cantarell" fo:color="#000000" fo:font-size="10.5pt" style:font-size-asian="10.5pt"/>
    </style:style>
    <style:style style:name="P137" style:parent-style-name="Standard" style:family="paragraph">
      <style:text-properties style:font-name="Cantarell" fo:color="#000000" fo:font-size="10.5pt" style:font-size-asian="10.5pt"/>
    </style:style>
  </office:automatic-styles>
  <office:body>
    <office:text text:use-soft-page-breaks="true">
      <text:p text:style-name="P1"><text:span text:style-name="T2">TP3 - Python funciones</text:span></text:p>
      <text:p text:style-name="P3"/>
      <text:p text:style-name="P4">Por favor dar un concepto de los siguientes términos</text:p>
      <text:p text:style-name="P5"/>
      <text:p text:style-name="P6">"Una función es una porción o bloque de código reutilizable que se encarga de realizar una determinada<text:s/>tarea."</text:p>
      <text:p text:style-name="P7"/>
      <text:p text:style-name="P8">Funciones en Python.</text:p>
      <text:p text:style-name="P9">¿Cual es el propósito de estas?<text:s/></text:p>
      <text:p text:style-name="Standard"><text:span text:style-name="T10">Ahorrar tiempo y líneas de código.</text:span></text:p>
      <text:p text:style-name="P11">Define la sentencia def:<text:s/></text:p>
      <text:p text:style-name="Standard"/>
      <text:p text:style-name="P12">Al escribir “def” se esta enunciando que el siguiente bloque de tabulación<text:s/>o identacion<text:s/>será una función:</text:p>
      <text:p text:style-name="P13"/>
      <text:p text:style-name="Standard"><text:span text:style-name="T14">def<text:s/></text:span><text:span text:style-name="T15">nombre_de_la_funcion<text:s/></text:span><text:span text:style-name="T16">(</text:span><text:span text:style-name="T17">variable1</text:span><text:span text:style-name="T18">,<text:s/></text:span><text:span text:style-name="T19">variable2</text:span><text:span text:style-name="T20">,<text:s/></text:span><text:span text:style-name="T21">etc</text:span><text:span text:style-name="T22">) :</text:span></text:p>
      <text:p text:style-name="Standard"><text:span text:style-name="T23">----TAB---</text:span><text:span text:style-name="T24">funcion propiamente dicha</text:span></text:p>
      <text:p text:style-name="Standard"><text:span text:style-name="T25">----TAB---return<text:s/></text:span><text:span text:style-name="T26">algo<text:s/></text:span><text:span text:style-name="T27">#en caso de no tener que devolver nada, se puede obviar el retun</text:span></text:p>
      <text:p text:style-name="P28">Fin de función.</text:p>
      <text:p text:style-name="P29"/>
      <text:p text:style-name="P30">Tu definición de:</text:p>
      <text:p text:style-name="Standard"/>
      <text:p text:style-name="Standard"><text:span text:style-name="T31">F</text:span><text:span text:style-name="T32">unciones</text:span><text:span text:style-name="T33">:<text:s/></text:span><text:span text:style-name="T34">líneas de código que están escritas para hacer una acción con los distintos tipos de datos que le demos.</text:span></text:p>
      <text:p text:style-name="P35"/>
      <text:p text:style-name="Standard"><text:span text:style-name="T36">E</text:span><text:span text:style-name="T37">ncabezado</text:span><text:span text:style-name="T38">: Es la información que proporcionamos al principio del código, que nos ayudara con la funcionalidad del mismo, como lo son las bibliotecas.</text:span></text:p>
      <text:p text:style-name="P39"/>
      <text:p text:style-name="Standard"><text:span text:style-name="T40">C</text:span><text:span text:style-name="T41">uerpo</text:span><text:span text:style-name="T42">:</text:span></text:p>
      <text:p text:style-name="P43"/>
      <text:p text:style-name="Standard"><text:span text:style-name="T44">S</text:span><text:span text:style-name="T45">intaxis</text:span><text:span text:style-name="T46">:<text:s/></text:span><text:span text:style-name="T47">Los comandos necesarios para escribir el código</text:span><text:span text:style-name="T48">.</text:span></text:p>
      <text:p text:style-name="P49"/>
      <text:p text:style-name="Standard"><text:span text:style-name="T50">Á</text:span><text:span text:style-name="T51">mbitos</text:span><text:span text:style-name="T52">:<text:s/></text:span><text:span text:style-name="T53">La identacion o tabulación, todo depende en que “tab” nos encontremos, es lo que va a determinar el valor de una variable o acción de una función. Ya que estas pueden tener el mismo nombre, pero si están en distintos ámbitos, su comportamiento será distino</text:span><text:span text:style-name="T54">.</text:span></text:p>
      <text:p text:style-name="P55">Ambito1</text:p>
      <text:p text:style-name="Standard"><text:span text:style-name="T56">----TAB---</text:span><text:span text:style-name="T57">Ambito2</text:span></text:p>
      <text:p text:style-name="Standard"><text:span text:style-name="T58">----TAB-------TAB---</text:span><text:span text:style-name="T59">Ambito3</text:span></text:p>
      <text:p text:style-name="Standard"><text:span text:style-name="T60">----TAB-------TAB-------TAB---</text:span><text:span text:style-name="T61">Ambito4</text:span></text:p>
      <text:p text:style-name="Standard"><text:span text:style-name="T62">----TAB---</text:span><text:span text:style-name="T63">Ambito2</text:span></text:p>
      <text:p text:style-name="P64"/>
      <text:p text:style-name="Standard"><text:span text:style-name="T65">P</text:span><text:span text:style-name="T66">arámetros</text:span><text:span text:style-name="T67">:<text:s/></text:span><text:span text:style-name="T68">Son los datos que recibe la función al ser llamada.<text:s/></text:span></text:p>
      <text:p text:style-name="P69">def ejemplo(a, b):</text:p>
      <text:p text:style-name="Standard"><text:span text:style-name="T70"><text:tab/>print (“Esto es un ejemplo, no una función”)</text:span></text:p>
      <text:p text:style-name="P71"/>
      <text:p text:style-name="Standard"><text:span text:style-name="T72">ejemplo (</text:span><text:span text:style-name="T73">parámetro1</text:span><text:span text:style-name="T74">,<text:s/></text:span><text:span text:style-name="T75">parametro2</text:span><text:span text:style-name="T76">)</text:span></text:p>
      <text:p text:style-name="P77"/>
      <text:p text:style-name="Standard"><text:span text:style-name="T78">A</text:span><text:span text:style-name="T79">rgumentos</text:span><text:span text:style-name="T80">:<text:s/></text:span><text:span text:style-name="T81">Los argumentos son los parámetros pero ya siendo<text:s/></text:span><text:span text:style-name="T82">utilizados en la función.</text:span></text:p>
      <text:p text:style-name="P83"/>
      <text:p text:style-name="P84">datos:</text:p>
      <text:p text:style-name="P85">Parámetros</text:p>
      <text:p text:style-name="P86">Orden de los parámetros<text:s/></text:p>
      <text:p text:style-name="P87">Listas como parámetro por posición y nombre</text:p>
      <text:p text:style-name="P88">Argumentos determinados</text:p>
      <text:p text:style-name="P89">Por posición</text:p>
      <text:p text:style-name="P90">Por nombre</text:p>
      <text:p text:style-name="P91">Argumentos indeterminados</text:p>
      <text:p text:style-name="Standard"/>
      <text:p text:style-name="P92">Por posición - tipo tupla, definiendo el parámetro con un asterisco, para recibir los parámetros indeterminados</text:p>
      <text:p text:style-name="P93">Por nombre - tipo<text:s/>Diccionarios, definiendo el parámetro con dos asterisco, para recibir un número indeterminado de parámetros por nombre (clave-valor o en inglés keyword args)</text:p>
      <text:p text:style-name="P94"/>
      <text:p text:style-name="Standard"><text:span text:style-name="T95">Sentencia return</text:span><text:span text:style-name="T96">:<text:s/></text:span></text:p>
      <text:p text:style-name="P97">Retorno determinados</text:p>
      <text:p text:style-name="P98">Retorno múltiples</text:p>
      <text:p text:style-name="Standard"><text:span text:style-name="T99">datos:</text:span></text:p>
      <text:p text:style-name="P100">Tengan en cuenta que en Python,<text:s/>las funciones son objetos.</text:p>
      <text:p text:style-name="P101">Tengan en cuenta que en Python, las funciones son objetos.</text:p>
      <text:p text:style-name="P102"><text:span text:style-name="T103">['__annotations__', '__call__', '__class__', '__closure__', '__code__', '__defaults__', '__delattr__', '__dict__', '__dir__', '__doc__', '__eq__', '__format__', '__ge__',</text:span><text:span text:style-name="T104"><text:s/>'__get__', '__getattribute__', '__globals__', '__gt__', '__hash__', '__init__', '__kwdefaults__', '__le__', <text:s/>'__lt__', '__module__', '__name__', '__ne__', '__new__', '__qualname__', '__reduce__', '__reduce_ex__', '__repr__', '__setattr__', '__sizeof__', '</text:span><text:span text:style-name="T105">__str__', '__subclasshook__']</text:span></text:p>
      <text:p text:style-name="P106"/>
      <text:p text:style-name="Standard"><text:span text:style-name="T107">Da un ejemplo con<text:s/></text:span><text:span text:style-name="T108">dir</text:span></text:p>
      <text:p text:style-name="P109"/>
      <text:p text:style-name="Standard"><text:span text:style-name="T110">Explica el ejemplo de<text:s/></text:span><text:span text:style-name="T111">help</text:span><text:span text:style-name="T112"><text:s/>y modifícalo</text:span></text:p>
      <text:p text:style-name="P113">def funcion():</text:p>
      <text:p text:style-name="Standard"><text:span text:style-name="T114"><text:s text:c="4"/></text:span><text:span text:style-name="T115">'''Esta función imprimirá en pantalla ‘</text:span><text:span text:style-name="T116">esto es una minimicrofuncion sin imaginacion</text:span><text:span text:style-name="T117">’ cada vez que se escriba ‘</text:span><text:span text:style-name="T118">funcion</text:span><text:span text:style-name="T119">’'''</text:span></text:p>
      <text:p text:style-name="Standard"><text:span text:style-name="T120"><text:s text:c="4"/></text:span><text:span text:style-name="T121">print( 'esto es u</text:span><text:span text:style-name="T122">na minimicrofuncion sin imaginación')</text:span></text:p>
      <text:p text:style-name="Standard"/>
      <text:p text:style-name="P123">help(funcion)</text:p>
      <text:p text:style-name="Standard"/>
      <text:p text:style-name="P124"/>
      <text:p text:style-name="Standard"><text:span text:style-name="T125">Python permite llamar a una función de manera dinámica, en forma de funciones nativas:<text:s/></text:span><text:span text:style-name="T126">locals() y globals().</text:span></text:p>
      <text:p text:style-name="P127">Tu definición de ambas y un ejemplo</text:p>
      <text:p text:style-name="P128"/>
      <text:p text:style-name="Standard"><text:span text:style-name="T129">Tu definición de:</text:span></text:p>
      <text:p text:style-name="P130">closures, recursividad y funciones anidadas. Da un ejemplo de cada una</text:p>
      <text:p text:style-name="P131"/>
      <text:p text:style-name="P132">Tu definición de:</text:p>
      <text:p text:style-name="P133">Funciones de orden superior y decoradores. Da un ejemplo de cada una</text:p>
      <text:p text:style-name="P134"/>
      <text:p text:style-name="P135">Tu definición de:</text:p>
      <text:p text:style-name="P136">Funciones anónimas con lambdas. Da un ejemplo de cada una</text:p>
      <text:p text:style-name="P13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ntarell" svg:font-family="Cantarel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 Perez</dc:creator>
    <meta:creation-date>2019-10-23T15:46:00Z</meta:creation-date>
    <dc:date>2019-11-10T23:21:00Z</dc:date>
    <meta:template xlink:href="Normal" xlink:type="simple"/>
    <meta:editing-cycles>4</meta:editing-cycles>
    <meta:editing-duration>PT6060S</meta:editing-duration>
    <meta:document-statistic meta:page-count="2" meta:paragraph-count="6" meta:word-count="502" meta:character-count="3363" meta:row-count="23" meta:non-whitespace-character-count="2867"/>
  </office:meta>
</office:document-meta>
</file>